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2pt" fo:font-weight="normal" officeooo:rsid="00009dea" officeooo:paragraph-rsid="00009dea" style:font-size-asian="12pt" style:font-weight-asian="normal" style:font-size-complex="12pt" style:font-weight-complex="normal"/>
    </style:style>
    <style:style style:name="T1" style:family="text">
      <style:text-properties officeooo:rsid="00009de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21 – </text:span>COMANDOS BÁSICOS LINUX 07 - CP (COPIAR ARQUIVOS) E RM (REMOVER ARQUIVOS)</text:h>
      <text:p text:style-name="P3">*** <text:span text:style-name="T1">COMANDO CP ***</text:span></text:p>
      <text:p text:style-name="P4">Copia um arquivo ou diretório para outro local</text:p>
      <text:p text:style-name="P4">cp [opções] origem destino</text:p>
      <text:p text:style-name="P4">Exemplo:</text:p>
      <text:p text:style-name="P4">cp <text:span text:style-name="T4">/home/adriano/arq1</text:span><text:span text:style-name="T5"> </text:span><text:span text:style-name="T4">/home/fabio</text:span></text:p>
      <text:p text:style-name="P4"><text:span text:style-name="T4">Opções:</text:span></text:p>
      <text:p text:style-name="P4"><text:span text:style-name="T4">-i Pede confirmação interatividade</text:span></text:p>
      <text:p text:style-name="P4"><text:span text:style-name="T4">-r Copia diretórios recursivamente</text:span></text:p>
      <text:p text:style-name="P4"><text:span text:style-name="T4">-p Preserva todas as informações</text:span></text:p>
      <text:p text:style-name="P4"><text:span text:style-name="T4"/></text:p>
      <text:p text:style-name="P4"><text:span text:style-name="T4"/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23:58:48.189665928</meta:creation-date>
    <dc:date>2020-01-30T00:39:54.949064528</dc:date>
    <meta:editing-duration>PT33S</meta:editing-duration>
    <meta:editing-cycles>1</meta:editing-cycles>
    <meta:document-statistic meta:table-count="0" meta:image-count="0" meta:object-count="0" meta:page-count="1" meta:paragraph-count="10" meta:word-count="47" meta:character-count="315" meta:non-whitespace-character-count="277"/>
    <meta:generator>LibreOffice/6.3.4.2.0$Linux_X86_64 LibreOffice_project/30$Build-2</meta:generator>
  </office:meta>
</office:document-meta>
</file>